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miter" svg:stroke-linecap="butt" draw:fill="none" fo:padding-top="0.163cm" fo:padding-bottom="0.163cm" fo:padding-left="0.288cm" fo:padding-right="0.288cm" loext:decorative="false"/>
    </style:style>
    <style:style style:name="gr2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 loext:decorative="false"/>
    </style:style>
    <style:style style:name="gr5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6" style:family="graphic" style:parent-style-name="standard">
      <style:graphic-properties draw:stroke="none" draw:fill="none" draw:textarea-vertical-align="middle" fo:min-height="0.5cm" fo:min-width="2.5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466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945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2.401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2.297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.1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text-properties style:font-name="Ariel" fo:font-size="8.5pt" style:font-size-asian="8.5pt" style:font-size-complex="8.5pt"/>
    </style:style>
    <style:style style:name="P7" style:family="paragraph">
      <loext:graphic-properties draw:fill="none"/>
      <style:text-properties style:font-name="Ariel"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text-properties style:font-name="Ariel" fo:font-size="10pt" style:font-size-asian="10pt" style:font-size-complex="10pt"/>
    </style:style>
    <style:style style:name="T1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2" style:family="text">
      <style:text-properties fo:color="#000000" loext:opacity="100%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el" fo:font-size="8.5pt" style:font-name-asian="Arial" style:font-size-asian="8.5pt" style:font-name-complex="Arial" style:font-size-complex="8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8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9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10" style:family="text">
      <style:text-properties fo:color="#000000" loext:opacity="100%" style:font-name="Ariel" fo:font-size="10.5pt" style:font-name-asian="Arial" style:font-size-asian="10.5pt" style:font-name-complex="Arial" style:font-size-complex="10.5pt"/>
    </style:style>
    <style:style style:name="T11" style:family="text">
      <style:text-properties fo:color="#000000" loext:opacity="100%" style:font-name="Ariel" fo:font-size="10pt" style:font-name-asian="Arial" style:font-size-asian="10pt" style:font-name-complex="Arial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line draw:style-name="gr1" draw:text-style-name="P1" draw:layer="layout" svg:width="18.5cm" svg:height="5.5cm" svg:x="1.399cm" svg:y="1.326cm" svg:viewBox="0 0 18501 5501" draw:points="18501,0 0,0 0,5501">
          <text:p/>
        </draw:polyline>
        <draw:line draw:style-name="gr2" draw:text-style-name="P1" draw:layer="layout" svg:x1="14.899cm" svg:y1="2.826cm" svg:x2="14.899cm" svg:y2="6.826cm">
          <text:p/>
        </draw:line>
        <draw:g draw:style-name="gr3">
          <draw:line draw:style-name="gr2" draw:text-style-name="P1" draw:layer="layout" svg:x1="7.899cm" svg:y1="1.326cm" svg:x2="7.899cm" svg:y2="6.826cm">
            <text:p/>
          </draw:line>
          <draw:frame draw:style-name="gr4" draw:text-style-name="P1" draw:layer="layout" svg:width="5.5cm" svg:height="1.219cm" draw:transform="rotate (-1.5707963267949) translate (8.508cm 1.326cm)">
            <draw:text-box>
              <text:p/>
            </draw:text-box>
          </draw:frame>
        </draw:g>
        <draw:line draw:style-name="gr5" draw:text-style-name="P1" draw:layer="layout" svg:x1="1.399cm" svg:y1="1.826cm" svg:x2="7.907cm" svg:y2="1.826cm">
          <text:p/>
        </draw:line>
        <draw:line draw:style-name="gr5" draw:text-style-name="P1" draw:layer="layout" svg:x1="1.399cm" svg:y1="2.326cm" svg:x2="7.899cm" svg:y2="2.326cm">
          <text:p/>
        </draw:line>
        <draw:line draw:style-name="gr5" draw:text-style-name="P1" draw:layer="layout" svg:x1="1.399cm" svg:y1="2.826cm" svg:x2="7.899cm" svg:y2="2.826cm">
          <text:p/>
        </draw:line>
        <draw:line draw:style-name="gr2" draw:text-style-name="P1" draw:layer="layout" svg:x1="1.399cm" svg:y1="3.326cm" svg:x2="7.899cm" svg:y2="3.326cm">
          <text:p/>
        </draw:line>
        <draw:line draw:style-name="gr2" draw:text-style-name="P1" draw:layer="layout" svg:x1="1.399cm" svg:y1="3.826cm" svg:x2="7.899cm" svg:y2="3.826cm">
          <text:p/>
        </draw:line>
        <draw:line draw:style-name="gr5" draw:text-style-name="P1" draw:layer="layout" svg:x1="1.399cm" svg:y1="4.326cm" svg:x2="7.899cm" svg:y2="4.326cm">
          <text:p/>
        </draw:line>
        <draw:line draw:style-name="gr5" draw:text-style-name="P1" draw:layer="layout" svg:x1="1.399cm" svg:y1="4.826cm" svg:x2="7.899cm" svg:y2="4.826cm">
          <text:p/>
        </draw:line>
        <draw:line draw:style-name="gr5" draw:text-style-name="P1" draw:layer="layout" svg:x1="1.399cm" svg:y1="5.326cm" svg:x2="7.899cm" svg:y2="5.326cm">
          <text:p/>
        </draw:line>
        <draw:line draw:style-name="gr5" draw:text-style-name="P1" draw:layer="layout" svg:x1="1.399cm" svg:y1="5.826cm" svg:x2="7.899cm" svg:y2="5.826cm">
          <text:p/>
        </draw:line>
        <draw:line draw:style-name="gr5" draw:text-style-name="P1" draw:layer="layout" svg:x1="1.399cm" svg:y1="6.326cm" svg:x2="7.899cm" svg:y2="6.326cm">
          <text:p/>
        </draw:line>
        <draw:line draw:style-name="gr2" draw:text-style-name="P1" draw:layer="layout" svg:x1="7.899cm" svg:y1="2.826cm" svg:x2="19.899cm" svg:y2="2.826cm">
          <text:p/>
        </draw:line>
        <draw:line draw:style-name="gr2" draw:text-style-name="P1" draw:layer="layout" svg:x1="7.899cm" svg:y1="5.326cm" svg:x2="19.899cm" svg:y2="5.326cm">
          <text:p/>
        </draw:line>
        <draw:line draw:style-name="gr2" draw:text-style-name="P1" draw:layer="layout" svg:x1="2.099cm" svg:y1="1.326cm" svg:x2="2.099cm" svg:y2="3.826cm">
          <text:p/>
        </draw:line>
        <draw:line draw:style-name="gr2" draw:text-style-name="P1" draw:layer="layout" svg:x1="3.099cm" svg:y1="1.326cm" svg:x2="3.099cm" svg:y2="6.826cm">
          <text:p/>
        </draw:line>
        <draw:line draw:style-name="gr2" draw:text-style-name="P1" draw:layer="layout" svg:x1="5.399cm" svg:y1="1.326cm" svg:x2="5.399cm" svg:y2="6.826cm">
          <text:p/>
        </draw:line>
        <draw:line draw:style-name="gr2" draw:text-style-name="P1" draw:layer="layout" svg:x1="6.899cm" svg:y1="1.326cm" svg:x2="6.899cm" svg:y2="6.826cm">
          <text:p/>
        </draw:line>
        <draw:line draw:style-name="gr2" draw:text-style-name="P1" draw:layer="layout" svg:x1="14.899cm" svg:y1="3.326cm" svg:x2="19.899cm" svg:y2="3.326cm">
          <text:p/>
        </draw:line>
        <draw:line draw:style-name="gr2" draw:text-style-name="P1" draw:layer="layout" svg:x1="14.899cm" svg:y1="4.826cm" svg:x2="19.899cm" svg:y2="4.826cm">
          <text:p/>
        </draw:line>
        <draw:line draw:style-name="gr2" draw:text-style-name="P1" draw:layer="layout" svg:x1="16.399cm" svg:y1="2.826cm" svg:x2="16.399cm" svg:y2="4.826cm">
          <text:p/>
        </draw:line>
        <draw:line draw:style-name="gr2" draw:text-style-name="P1" draw:layer="layout" svg:x1="18.099cm" svg:y1="2.826cm" svg:x2="18.099cm" svg:y2="4.826cm">
          <text:p/>
        </draw:line>
        <draw:line draw:style-name="gr2" draw:text-style-name="P1" draw:layer="layout" svg:x1="16.899cm" svg:y1="4.826cm" svg:x2="16.899cm" svg:y2="5.326cm">
          <text:p/>
        </draw:line>
        <draw:line draw:style-name="gr5" draw:text-style-name="P1" draw:layer="layout" svg:x1="15.399cm" svg:y1="3.326cm" svg:x2="15.399cm" svg:y2="4.826cm">
          <text:p/>
        </draw:line>
        <draw:line draw:style-name="gr5" draw:text-style-name="P1" draw:layer="layout" svg:x1="15.899cm" svg:y1="3.326cm" svg:x2="15.899cm" svg:y2="4.826cm">
          <text:p/>
        </draw:line>
        <draw:frame draw:style-name="gr6" draw:text-style-name="P1" draw:layer="layout" svg:width="0.7cm" svg:height="0.5cm" svg:x="1.449cm" svg:y="3.326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49cm" svg:y="3.326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49cm" svg:y="3.326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99cm" svg:y="3.326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99cm" svg:y="3.326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99cm" svg:y="3.826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99cm" svg:y="4.326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99cm" svg:y="4.826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99cm" svg:y="5.826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99cm" svg:y="6.276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73cm" svg:y="3.833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93cm" svg:y="4.336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03cm" svg:y="5.822cm">
          <draw:text-box>
            <text:p text:style-name="P5"><text:span text:style-name="T3">Самодумкин</text:span></text:p>
          </draw:text-box>
        </draw:frame>
        <draw:frame draw:style-name="gr7" draw:text-style-name="P6" draw:layer="layout" svg:width="7cm" svg:height="2.748cm" svg:x="7.899cm" svg:y="2.703cm">
          <draw:text-box>
            <text:p text:style-name="P2"><text:span text:style-name="T4">Система интеллектуального поиска текстов естественного языка</text:span></text:p>
            <text:p text:style-name="P2"><text:span text:style-name="T4">Архитектура сети, из работы Neural Machine Translation By Jointly Learning To Align And Translate</text:span></text:p>
          </draw:text-box>
        </draw:frame>
        <draw:frame draw:style-name="gr6" draw:text-style-name="P1" draw:layer="layout" svg:width="1.5cm" svg:height="0.5cm" svg:x="14.899cm" svg:y="2.826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99cm" svg:y="2.826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49cm" svg:y="2.826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99cm" svg:y="4.826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99cm" svg:y="4.826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99cm" svg:y="5.326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99cm" svg:y1="6.826cm" svg:x2="1.399cm" svg:y2="6.826cm">
          <text:p/>
        </draw:line>
        <draw:line draw:style-name="gr2" draw:text-style-name="P1" draw:layer="layout" svg:x1="19.899cm" svg:y1="1.326cm" svg:x2="19.899cm" svg:y2="6.826cm">
          <text:p/>
        </draw:line>
        <draw:frame draw:style-name="gr9" draw:text-style-name="P1" draw:layer="layout" svg:width="10.28cm" svg:height="1.227cm" svg:x="9.019cm" svg:y="1.559cm">
          <draw:text-box>
            <text:p text:style-name="P2"><text:span text:style-name="T7">ГУИР.121703.003 ПЛ</text:span></text:p>
          </draw:text-box>
        </draw:frame>
        <draw:frame draw:style-name="gr6" draw:text-style-name="P1" draw:layer="layout" svg:width="2.09cm" svg:height="0.5cm" svg:x="3.194cm" svg:y="4.858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45cm" svg:y="6.298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99cm" svg:y="5.346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99cm" svg:y="3.6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79cm" svg:y="7.146cm" svg:viewBox="0 0 18501 5501" draw:points="18501,0 0,0 0,5501">
          <text:p/>
        </draw:polyline>
        <draw:line draw:style-name="gr2" draw:text-style-name="P1" draw:layer="layout" svg:x1="14.879cm" svg:y1="8.646cm" svg:x2="14.879cm" svg:y2="12.646cm">
          <text:p/>
        </draw:line>
        <draw:g draw:style-name="gr3">
          <draw:line draw:style-name="gr2" draw:text-style-name="P1" draw:layer="layout" svg:x1="7.879cm" svg:y1="7.146cm" svg:x2="7.879cm" svg:y2="12.646cm">
            <text:p/>
          </draw:line>
          <draw:frame draw:style-name="gr4" draw:text-style-name="P1" draw:layer="layout" svg:width="5.5cm" svg:height="1.219cm" draw:transform="rotate (-1.5707963267949) translate (8.488cm 7.146cm)">
            <draw:text-box>
              <text:p/>
            </draw:text-box>
          </draw:frame>
        </draw:g>
        <draw:line draw:style-name="gr5" draw:text-style-name="P1" draw:layer="layout" svg:x1="1.379cm" svg:y1="7.646cm" svg:x2="7.887cm" svg:y2="7.646cm">
          <text:p/>
        </draw:line>
        <draw:line draw:style-name="gr5" draw:text-style-name="P1" draw:layer="layout" svg:x1="1.379cm" svg:y1="8.146cm" svg:x2="7.879cm" svg:y2="8.146cm">
          <text:p/>
        </draw:line>
        <draw:line draw:style-name="gr5" draw:text-style-name="P1" draw:layer="layout" svg:x1="1.379cm" svg:y1="8.646cm" svg:x2="7.879cm" svg:y2="8.646cm">
          <text:p/>
        </draw:line>
        <draw:line draw:style-name="gr2" draw:text-style-name="P1" draw:layer="layout" svg:x1="1.379cm" svg:y1="9.146cm" svg:x2="7.879cm" svg:y2="9.146cm">
          <text:p/>
        </draw:line>
        <draw:line draw:style-name="gr2" draw:text-style-name="P1" draw:layer="layout" svg:x1="1.379cm" svg:y1="9.646cm" svg:x2="7.879cm" svg:y2="9.646cm">
          <text:p/>
        </draw:line>
        <draw:line draw:style-name="gr5" draw:text-style-name="P1" draw:layer="layout" svg:x1="1.379cm" svg:y1="10.146cm" svg:x2="7.879cm" svg:y2="10.146cm">
          <text:p/>
        </draw:line>
        <draw:line draw:style-name="gr5" draw:text-style-name="P1" draw:layer="layout" svg:x1="1.379cm" svg:y1="10.646cm" svg:x2="7.879cm" svg:y2="10.646cm">
          <text:p/>
        </draw:line>
        <draw:line draw:style-name="gr5" draw:text-style-name="P1" draw:layer="layout" svg:x1="1.379cm" svg:y1="11.146cm" svg:x2="7.879cm" svg:y2="11.146cm">
          <text:p/>
        </draw:line>
        <draw:line draw:style-name="gr5" draw:text-style-name="P1" draw:layer="layout" svg:x1="1.379cm" svg:y1="11.646cm" svg:x2="7.879cm" svg:y2="11.646cm">
          <text:p/>
        </draw:line>
        <draw:line draw:style-name="gr5" draw:text-style-name="P1" draw:layer="layout" svg:x1="1.379cm" svg:y1="12.146cm" svg:x2="7.879cm" svg:y2="12.146cm">
          <text:p/>
        </draw:line>
        <draw:line draw:style-name="gr2" draw:text-style-name="P1" draw:layer="layout" svg:x1="7.879cm" svg:y1="8.646cm" svg:x2="19.879cm" svg:y2="8.646cm">
          <text:p/>
        </draw:line>
        <draw:line draw:style-name="gr2" draw:text-style-name="P1" draw:layer="layout" svg:x1="7.879cm" svg:y1="11.146cm" svg:x2="19.879cm" svg:y2="11.146cm">
          <text:p/>
        </draw:line>
        <draw:line draw:style-name="gr2" draw:text-style-name="P1" draw:layer="layout" svg:x1="2.079cm" svg:y1="7.146cm" svg:x2="2.079cm" svg:y2="9.646cm">
          <text:p/>
        </draw:line>
        <draw:line draw:style-name="gr2" draw:text-style-name="P1" draw:layer="layout" svg:x1="3.079cm" svg:y1="7.146cm" svg:x2="3.079cm" svg:y2="12.646cm">
          <text:p/>
        </draw:line>
        <draw:line draw:style-name="gr2" draw:text-style-name="P1" draw:layer="layout" svg:x1="5.379cm" svg:y1="7.146cm" svg:x2="5.379cm" svg:y2="12.646cm">
          <text:p/>
        </draw:line>
        <draw:line draw:style-name="gr2" draw:text-style-name="P1" draw:layer="layout" svg:x1="6.879cm" svg:y1="7.146cm" svg:x2="6.879cm" svg:y2="12.646cm">
          <text:p/>
        </draw:line>
        <draw:line draw:style-name="gr2" draw:text-style-name="P1" draw:layer="layout" svg:x1="14.879cm" svg:y1="9.146cm" svg:x2="19.879cm" svg:y2="9.146cm">
          <text:p/>
        </draw:line>
        <draw:line draw:style-name="gr2" draw:text-style-name="P1" draw:layer="layout" svg:x1="14.879cm" svg:y1="10.646cm" svg:x2="19.879cm" svg:y2="10.646cm">
          <text:p/>
        </draw:line>
        <draw:line draw:style-name="gr2" draw:text-style-name="P1" draw:layer="layout" svg:x1="16.379cm" svg:y1="8.646cm" svg:x2="16.379cm" svg:y2="10.646cm">
          <text:p/>
        </draw:line>
        <draw:line draw:style-name="gr2" draw:text-style-name="P1" draw:layer="layout" svg:x1="18.079cm" svg:y1="8.646cm" svg:x2="18.079cm" svg:y2="10.646cm">
          <text:p/>
        </draw:line>
        <draw:line draw:style-name="gr2" draw:text-style-name="P1" draw:layer="layout" svg:x1="16.879cm" svg:y1="10.646cm" svg:x2="16.879cm" svg:y2="11.146cm">
          <text:p/>
        </draw:line>
        <draw:line draw:style-name="gr5" draw:text-style-name="P1" draw:layer="layout" svg:x1="15.379cm" svg:y1="9.146cm" svg:x2="15.379cm" svg:y2="10.646cm">
          <text:p/>
        </draw:line>
        <draw:line draw:style-name="gr5" draw:text-style-name="P1" draw:layer="layout" svg:x1="15.879cm" svg:y1="9.146cm" svg:x2="15.879cm" svg:y2="10.646cm">
          <text:p/>
        </draw:line>
        <draw:frame draw:style-name="gr6" draw:text-style-name="P1" draw:layer="layout" svg:width="0.7cm" svg:height="0.5cm" svg:x="1.429cm" svg:y="9.146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29cm" svg:y="9.146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29cm" svg:y="9.146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79cm" svg:y="9.146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79cm" svg:y="9.146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79cm" svg:y="9.646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79cm" svg:y="10.146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79cm" svg:y="10.646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79cm" svg:y="11.646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79cm" svg:y="12.096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53cm" svg:y="9.653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73cm" svg:y="10.156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183cm" svg:y="11.642cm">
          <draw:text-box>
            <text:p text:style-name="P5"><text:span text:style-name="T3">Самодумкин</text:span></text:p>
          </draw:text-box>
        </draw:frame>
        <draw:frame draw:style-name="gr7" draw:text-style-name="P6" draw:layer="layout" svg:width="7cm" svg:height="2.748cm" svg:x="7.879cm" svg:y="8.521cm">
          <draw:text-box>
            <text:p text:style-name="P2"><text:span text:style-name="T4">Система интеллектуального поиска текстов естественного языка</text:span></text:p>
            <text:p text:style-name="P2"><text:span text:style-name="T4">Архитектура сети из работы Effective Approaches to Attention-based Neural Machine Translation</text:span></text:p>
          </draw:text-box>
        </draw:frame>
        <draw:frame draw:style-name="gr6" draw:text-style-name="P1" draw:layer="layout" svg:width="1.5cm" svg:height="0.5cm" svg:x="14.879cm" svg:y="8.646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79cm" svg:y="8.646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29cm" svg:y="8.646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79cm" svg:y="10.646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79cm" svg:y="10.646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79cm" svg:y="11.146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79cm" svg:y1="12.646cm" svg:x2="1.379cm" svg:y2="12.646cm">
          <text:p/>
        </draw:line>
        <draw:line draw:style-name="gr2" draw:text-style-name="P1" draw:layer="layout" svg:x1="19.879cm" svg:y1="7.146cm" svg:x2="19.879cm" svg:y2="12.646cm">
          <text:p/>
        </draw:line>
        <draw:frame draw:style-name="gr9" draw:text-style-name="P1" draw:layer="layout" svg:width="10.28cm" svg:height="1.227cm" svg:x="8.999cm" svg:y="7.379cm">
          <draw:text-box>
            <text:p text:style-name="P2"><text:span text:style-name="T7">ГУИР.121703.004 ПЛ</text:span></text:p>
          </draw:text-box>
        </draw:frame>
        <draw:frame draw:style-name="gr6" draw:text-style-name="P1" draw:layer="layout" svg:width="2.09cm" svg:height="0.5cm" svg:x="3.174cm" svg:y="10.678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25cm" svg:y="12.118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79cm" svg:y="11.166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79cm" svg:y="9.42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99cm" svg:y="13.028cm" svg:viewBox="0 0 18501 5501" draw:points="18501,0 0,0 0,5501">
          <text:p/>
        </draw:polyline>
        <draw:line draw:style-name="gr2" draw:text-style-name="P1" draw:layer="layout" svg:x1="14.899cm" svg:y1="14.528cm" svg:x2="14.899cm" svg:y2="18.528cm">
          <text:p/>
        </draw:line>
        <draw:g draw:style-name="gr3">
          <draw:line draw:style-name="gr2" draw:text-style-name="P1" draw:layer="layout" svg:x1="7.899cm" svg:y1="13.028cm" svg:x2="7.899cm" svg:y2="18.528cm">
            <text:p/>
          </draw:line>
          <draw:frame draw:style-name="gr4" draw:text-style-name="P1" draw:layer="layout" svg:width="5.5cm" svg:height="1.219cm" draw:transform="rotate (-1.5707963267949) translate (8.508cm 13.028cm)">
            <draw:text-box>
              <text:p/>
            </draw:text-box>
          </draw:frame>
        </draw:g>
        <draw:line draw:style-name="gr5" draw:text-style-name="P1" draw:layer="layout" svg:x1="1.399cm" svg:y1="13.528cm" svg:x2="7.907cm" svg:y2="13.528cm">
          <text:p/>
        </draw:line>
        <draw:line draw:style-name="gr5" draw:text-style-name="P1" draw:layer="layout" svg:x1="1.399cm" svg:y1="14.028cm" svg:x2="7.899cm" svg:y2="14.028cm">
          <text:p/>
        </draw:line>
        <draw:line draw:style-name="gr5" draw:text-style-name="P1" draw:layer="layout" svg:x1="1.399cm" svg:y1="14.528cm" svg:x2="7.899cm" svg:y2="14.528cm">
          <text:p/>
        </draw:line>
        <draw:line draw:style-name="gr2" draw:text-style-name="P1" draw:layer="layout" svg:x1="1.399cm" svg:y1="15.028cm" svg:x2="7.899cm" svg:y2="15.028cm">
          <text:p/>
        </draw:line>
        <draw:line draw:style-name="gr2" draw:text-style-name="P1" draw:layer="layout" svg:x1="1.399cm" svg:y1="15.528cm" svg:x2="7.899cm" svg:y2="15.528cm">
          <text:p/>
        </draw:line>
        <draw:line draw:style-name="gr5" draw:text-style-name="P1" draw:layer="layout" svg:x1="1.399cm" svg:y1="16.028cm" svg:x2="7.899cm" svg:y2="16.028cm">
          <text:p/>
        </draw:line>
        <draw:line draw:style-name="gr5" draw:text-style-name="P1" draw:layer="layout" svg:x1="1.399cm" svg:y1="16.528cm" svg:x2="7.899cm" svg:y2="16.528cm">
          <text:p/>
        </draw:line>
        <draw:line draw:style-name="gr5" draw:text-style-name="P1" draw:layer="layout" svg:x1="1.399cm" svg:y1="17.028cm" svg:x2="7.899cm" svg:y2="17.028cm">
          <text:p/>
        </draw:line>
        <draw:line draw:style-name="gr5" draw:text-style-name="P1" draw:layer="layout" svg:x1="1.399cm" svg:y1="17.528cm" svg:x2="7.899cm" svg:y2="17.528cm">
          <text:p/>
        </draw:line>
        <draw:line draw:style-name="gr5" draw:text-style-name="P1" draw:layer="layout" svg:x1="1.399cm" svg:y1="18.028cm" svg:x2="7.899cm" svg:y2="18.028cm">
          <text:p/>
        </draw:line>
        <draw:line draw:style-name="gr2" draw:text-style-name="P1" draw:layer="layout" svg:x1="7.899cm" svg:y1="14.528cm" svg:x2="19.899cm" svg:y2="14.528cm">
          <text:p/>
        </draw:line>
        <draw:line draw:style-name="gr2" draw:text-style-name="P1" draw:layer="layout" svg:x1="7.899cm" svg:y1="17.028cm" svg:x2="19.899cm" svg:y2="17.028cm">
          <text:p/>
        </draw:line>
        <draw:line draw:style-name="gr2" draw:text-style-name="P1" draw:layer="layout" svg:x1="2.099cm" svg:y1="13.028cm" svg:x2="2.099cm" svg:y2="15.528cm">
          <text:p/>
        </draw:line>
        <draw:line draw:style-name="gr2" draw:text-style-name="P1" draw:layer="layout" svg:x1="3.099cm" svg:y1="13.028cm" svg:x2="3.099cm" svg:y2="18.528cm">
          <text:p/>
        </draw:line>
        <draw:line draw:style-name="gr2" draw:text-style-name="P1" draw:layer="layout" svg:x1="5.399cm" svg:y1="13.028cm" svg:x2="5.399cm" svg:y2="18.528cm">
          <text:p/>
        </draw:line>
        <draw:line draw:style-name="gr2" draw:text-style-name="P1" draw:layer="layout" svg:x1="6.899cm" svg:y1="13.028cm" svg:x2="6.899cm" svg:y2="18.528cm">
          <text:p/>
        </draw:line>
        <draw:line draw:style-name="gr2" draw:text-style-name="P1" draw:layer="layout" svg:x1="14.899cm" svg:y1="15.028cm" svg:x2="19.899cm" svg:y2="15.028cm">
          <text:p/>
        </draw:line>
        <draw:line draw:style-name="gr2" draw:text-style-name="P1" draw:layer="layout" svg:x1="14.899cm" svg:y1="16.528cm" svg:x2="19.899cm" svg:y2="16.528cm">
          <text:p/>
        </draw:line>
        <draw:line draw:style-name="gr2" draw:text-style-name="P1" draw:layer="layout" svg:x1="16.399cm" svg:y1="14.528cm" svg:x2="16.399cm" svg:y2="16.528cm">
          <text:p/>
        </draw:line>
        <draw:line draw:style-name="gr2" draw:text-style-name="P1" draw:layer="layout" svg:x1="18.099cm" svg:y1="14.528cm" svg:x2="18.099cm" svg:y2="16.528cm">
          <text:p/>
        </draw:line>
        <draw:line draw:style-name="gr2" draw:text-style-name="P1" draw:layer="layout" svg:x1="16.899cm" svg:y1="16.528cm" svg:x2="16.899cm" svg:y2="17.028cm">
          <text:p/>
        </draw:line>
        <draw:line draw:style-name="gr5" draw:text-style-name="P1" draw:layer="layout" svg:x1="15.399cm" svg:y1="15.028cm" svg:x2="15.399cm" svg:y2="16.528cm">
          <text:p/>
        </draw:line>
        <draw:line draw:style-name="gr5" draw:text-style-name="P1" draw:layer="layout" svg:x1="15.899cm" svg:y1="15.028cm" svg:x2="15.899cm" svg:y2="16.528cm">
          <text:p/>
        </draw:line>
        <draw:frame draw:style-name="gr6" draw:text-style-name="P1" draw:layer="layout" svg:width="0.7cm" svg:height="0.5cm" svg:x="1.449cm" svg:y="15.028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49cm" svg:y="15.028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49cm" svg:y="15.028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99cm" svg:y="15.028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99cm" svg:y="15.028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99cm" svg:y="15.528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99cm" svg:y="16.028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99cm" svg:y="16.528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99cm" svg:y="17.528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99cm" svg:y="17.978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73cm" svg:y="15.535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93cm" svg:y="16.038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03cm" svg:y="17.524cm">
          <draw:text-box>
            <text:p text:style-name="P5"><text:span text:style-name="T3">Самодумкин</text:span></text:p>
          </draw:text-box>
        </draw:frame>
        <draw:frame draw:style-name="gr11" draw:text-style-name="P7" draw:layer="layout" svg:width="7cm" svg:height="2.5cm" svg:x="7.899cm" svg:y="14.529cm">
          <draw:text-box>
            <text:p text:style-name="P2"><text:span text:style-name="T10">Система интеллектуального поиска текстов естественного языка</text:span></text:p>
            <text:p text:style-name="P2"><text:span text:style-name="T10">Архитектура BERT</text:span></text:p>
          </draw:text-box>
        </draw:frame>
        <draw:frame draw:style-name="gr6" draw:text-style-name="P1" draw:layer="layout" svg:width="1.5cm" svg:height="0.5cm" svg:x="14.899cm" svg:y="14.528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99cm" svg:y="14.528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49cm" svg:y="14.528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99cm" svg:y="16.528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99cm" svg:y="16.528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99cm" svg:y="17.028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99cm" svg:y1="18.528cm" svg:x2="1.399cm" svg:y2="18.528cm">
          <text:p/>
        </draw:line>
        <draw:line draw:style-name="gr2" draw:text-style-name="P1" draw:layer="layout" svg:x1="19.899cm" svg:y1="13.028cm" svg:x2="19.899cm" svg:y2="18.528cm">
          <text:p/>
        </draw:line>
        <draw:frame draw:style-name="gr9" draw:text-style-name="P1" draw:layer="layout" svg:width="10.28cm" svg:height="1.227cm" svg:x="9.019cm" svg:y="13.261cm">
          <draw:text-box>
            <text:p text:style-name="P2"><text:span text:style-name="T7">ГУИР.121703.005 ПЛ</text:span></text:p>
          </draw:text-box>
        </draw:frame>
        <draw:frame draw:style-name="gr6" draw:text-style-name="P1" draw:layer="layout" svg:width="2.09cm" svg:height="0.5cm" svg:x="3.194cm" svg:y="16.56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45cm" svg:y="18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99cm" svg:y="17.048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99cm" svg:y="15.302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99cm" svg:y="19.012cm" svg:viewBox="0 0 18501 5501" draw:points="18501,0 0,0 0,5501">
          <text:p/>
        </draw:polyline>
        <draw:line draw:style-name="gr2" draw:text-style-name="P1" draw:layer="layout" svg:x1="14.899cm" svg:y1="20.512cm" svg:x2="14.899cm" svg:y2="24.512cm">
          <text:p/>
        </draw:line>
        <draw:g draw:style-name="gr3">
          <draw:line draw:style-name="gr2" draw:text-style-name="P1" draw:layer="layout" svg:x1="7.899cm" svg:y1="19.012cm" svg:x2="7.899cm" svg:y2="24.512cm">
            <text:p/>
          </draw:line>
          <draw:frame draw:style-name="gr4" draw:text-style-name="P1" draw:layer="layout" svg:width="5.5cm" svg:height="1.219cm" draw:transform="rotate (-1.5707963267949) translate (8.508cm 19.012cm)">
            <draw:text-box>
              <text:p/>
            </draw:text-box>
          </draw:frame>
        </draw:g>
        <draw:line draw:style-name="gr5" draw:text-style-name="P1" draw:layer="layout" svg:x1="1.399cm" svg:y1="19.512cm" svg:x2="7.907cm" svg:y2="19.512cm">
          <text:p/>
        </draw:line>
        <draw:line draw:style-name="gr5" draw:text-style-name="P1" draw:layer="layout" svg:x1="1.399cm" svg:y1="20.012cm" svg:x2="7.899cm" svg:y2="20.012cm">
          <text:p/>
        </draw:line>
        <draw:line draw:style-name="gr5" draw:text-style-name="P1" draw:layer="layout" svg:x1="1.399cm" svg:y1="20.512cm" svg:x2="7.899cm" svg:y2="20.512cm">
          <text:p/>
        </draw:line>
        <draw:line draw:style-name="gr2" draw:text-style-name="P1" draw:layer="layout" svg:x1="1.399cm" svg:y1="21.012cm" svg:x2="7.899cm" svg:y2="21.012cm">
          <text:p/>
        </draw:line>
        <draw:line draw:style-name="gr2" draw:text-style-name="P1" draw:layer="layout" svg:x1="1.399cm" svg:y1="21.512cm" svg:x2="7.899cm" svg:y2="21.512cm">
          <text:p/>
        </draw:line>
        <draw:line draw:style-name="gr5" draw:text-style-name="P1" draw:layer="layout" svg:x1="1.399cm" svg:y1="22.012cm" svg:x2="7.899cm" svg:y2="22.012cm">
          <text:p/>
        </draw:line>
        <draw:line draw:style-name="gr5" draw:text-style-name="P1" draw:layer="layout" svg:x1="1.399cm" svg:y1="22.512cm" svg:x2="7.899cm" svg:y2="22.512cm">
          <text:p/>
        </draw:line>
        <draw:line draw:style-name="gr5" draw:text-style-name="P1" draw:layer="layout" svg:x1="1.399cm" svg:y1="23.012cm" svg:x2="7.899cm" svg:y2="23.012cm">
          <text:p/>
        </draw:line>
        <draw:line draw:style-name="gr5" draw:text-style-name="P1" draw:layer="layout" svg:x1="1.399cm" svg:y1="23.512cm" svg:x2="7.899cm" svg:y2="23.512cm">
          <text:p/>
        </draw:line>
        <draw:line draw:style-name="gr5" draw:text-style-name="P1" draw:layer="layout" svg:x1="1.399cm" svg:y1="24.012cm" svg:x2="7.899cm" svg:y2="24.012cm">
          <text:p/>
        </draw:line>
        <draw:line draw:style-name="gr2" draw:text-style-name="P1" draw:layer="layout" svg:x1="7.899cm" svg:y1="20.512cm" svg:x2="19.899cm" svg:y2="20.512cm">
          <text:p/>
        </draw:line>
        <draw:line draw:style-name="gr2" draw:text-style-name="P1" draw:layer="layout" svg:x1="7.899cm" svg:y1="23.012cm" svg:x2="19.899cm" svg:y2="23.012cm">
          <text:p/>
        </draw:line>
        <draw:line draw:style-name="gr2" draw:text-style-name="P1" draw:layer="layout" svg:x1="2.099cm" svg:y1="19.012cm" svg:x2="2.099cm" svg:y2="21.512cm">
          <text:p/>
        </draw:line>
        <draw:line draw:style-name="gr2" draw:text-style-name="P1" draw:layer="layout" svg:x1="3.099cm" svg:y1="19.012cm" svg:x2="3.099cm" svg:y2="24.512cm">
          <text:p/>
        </draw:line>
        <draw:line draw:style-name="gr2" draw:text-style-name="P1" draw:layer="layout" svg:x1="5.399cm" svg:y1="19.012cm" svg:x2="5.399cm" svg:y2="24.512cm">
          <text:p/>
        </draw:line>
        <draw:line draw:style-name="gr2" draw:text-style-name="P1" draw:layer="layout" svg:x1="6.899cm" svg:y1="19.012cm" svg:x2="6.899cm" svg:y2="24.512cm">
          <text:p/>
        </draw:line>
        <draw:line draw:style-name="gr2" draw:text-style-name="P1" draw:layer="layout" svg:x1="14.899cm" svg:y1="21.012cm" svg:x2="19.899cm" svg:y2="21.012cm">
          <text:p/>
        </draw:line>
        <draw:line draw:style-name="gr2" draw:text-style-name="P1" draw:layer="layout" svg:x1="14.899cm" svg:y1="22.512cm" svg:x2="19.899cm" svg:y2="22.512cm">
          <text:p/>
        </draw:line>
        <draw:line draw:style-name="gr2" draw:text-style-name="P1" draw:layer="layout" svg:x1="16.399cm" svg:y1="20.512cm" svg:x2="16.399cm" svg:y2="22.512cm">
          <text:p/>
        </draw:line>
        <draw:line draw:style-name="gr2" draw:text-style-name="P1" draw:layer="layout" svg:x1="18.099cm" svg:y1="20.512cm" svg:x2="18.099cm" svg:y2="22.512cm">
          <text:p/>
        </draw:line>
        <draw:line draw:style-name="gr2" draw:text-style-name="P1" draw:layer="layout" svg:x1="16.899cm" svg:y1="22.512cm" svg:x2="16.899cm" svg:y2="23.012cm">
          <text:p/>
        </draw:line>
        <draw:line draw:style-name="gr5" draw:text-style-name="P1" draw:layer="layout" svg:x1="15.399cm" svg:y1="21.012cm" svg:x2="15.399cm" svg:y2="22.512cm">
          <text:p/>
        </draw:line>
        <draw:line draw:style-name="gr5" draw:text-style-name="P1" draw:layer="layout" svg:x1="15.899cm" svg:y1="21.012cm" svg:x2="15.899cm" svg:y2="22.512cm">
          <text:p/>
        </draw:line>
        <draw:frame draw:style-name="gr6" draw:text-style-name="P1" draw:layer="layout" svg:width="0.7cm" svg:height="0.5cm" svg:x="1.449cm" svg:y="21.012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49cm" svg:y="21.012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49cm" svg:y="21.012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99cm" svg:y="21.012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99cm" svg:y="21.012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99cm" svg:y="21.512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99cm" svg:y="22.012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99cm" svg:y="22.512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99cm" svg:y="23.512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99cm" svg:y="23.962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73cm" svg:y="21.519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93cm" svg:y="22.022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03cm" svg:y="23.508cm">
          <draw:text-box>
            <text:p text:style-name="P5"><text:span text:style-name="T3">Самодумкин</text:span></text:p>
          </draw:text-box>
        </draw:frame>
        <draw:frame draw:style-name="gr11" draw:text-style-name="P7" draw:layer="layout" svg:width="7cm" svg:height="2.5cm" svg:x="7.899cm" svg:y="20.513cm">
          <draw:text-box>
            <text:p text:style-name="P2"><text:span text:style-name="T10">Система интеллектуального поиска текстов естественного языка</text:span></text:p>
            <text:p text:style-name="P8"><text:span text:style-name="T10">Архитектура Transformer, использующая decoder</text:span></text:p>
          </draw:text-box>
        </draw:frame>
        <draw:frame draw:style-name="gr6" draw:text-style-name="P1" draw:layer="layout" svg:width="1.5cm" svg:height="0.5cm" svg:x="14.899cm" svg:y="20.512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99cm" svg:y="20.512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49cm" svg:y="20.512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99cm" svg:y="22.512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99cm" svg:y="22.512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99cm" svg:y="23.012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99cm" svg:y1="24.512cm" svg:x2="1.399cm" svg:y2="24.512cm">
          <text:p/>
        </draw:line>
        <draw:line draw:style-name="gr2" draw:text-style-name="P1" draw:layer="layout" svg:x1="19.899cm" svg:y1="19.012cm" svg:x2="19.899cm" svg:y2="24.512cm">
          <text:p/>
        </draw:line>
        <draw:frame draw:style-name="gr9" draw:text-style-name="P1" draw:layer="layout" svg:width="10.28cm" svg:height="1.227cm" svg:x="9.019cm" svg:y="19.245cm">
          <draw:text-box>
            <text:p text:style-name="P2"><text:span text:style-name="T7">ГУИР.121703.006 ПЛ</text:span></text:p>
          </draw:text-box>
        </draw:frame>
        <draw:frame draw:style-name="gr6" draw:text-style-name="P1" draw:layer="layout" svg:width="2.09cm" svg:height="0.5cm" svg:x="3.194cm" svg:y="22.544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45cm" svg:y="23.984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99cm" svg:y="23.032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99cm" svg:y="21.286cm">
          <draw:text-box>
            <text:p text:style-name="P2"><text:span text:style-name="T9">Т</text:span></text:p>
          </draw:text-box>
        </draw:frame>
      </draw:page>
      <draw:page draw:name="page2" draw:style-name="dp1" draw:master-page-name="PM0">
        <draw:polyline draw:style-name="gr1" draw:text-style-name="P1" draw:layer="layout" svg:width="18.5cm" svg:height="5.5cm" svg:x="1.4cm" svg:y="5.192cm" svg:viewBox="0 0 18501 5501" draw:points="18501,0 0,0 0,5501">
          <text:p/>
        </draw:polyline>
        <draw:line draw:style-name="gr2" draw:text-style-name="P1" draw:layer="layout" svg:x1="14.9cm" svg:y1="6.692cm" svg:x2="14.9cm" svg:y2="10.692cm">
          <text:p/>
        </draw:line>
        <draw:g draw:style-name="gr3">
          <draw:line draw:style-name="gr2" draw:text-style-name="P1" draw:layer="layout" svg:x1="7.9cm" svg:y1="5.192cm" svg:x2="7.9cm" svg:y2="10.692cm">
            <text:p/>
          </draw:line>
          <draw:frame draw:style-name="gr4" draw:text-style-name="P1" draw:layer="layout" svg:width="5.5cm" svg:height="1.219cm" draw:transform="rotate (-1.5707963267949) translate (8.509cm 5.192cm)">
            <draw:text-box>
              <text:p/>
            </draw:text-box>
          </draw:frame>
        </draw:g>
        <draw:line draw:style-name="gr5" draw:text-style-name="P1" draw:layer="layout" svg:x1="1.4cm" svg:y1="5.692cm" svg:x2="7.908cm" svg:y2="5.692cm">
          <text:p/>
        </draw:line>
        <draw:line draw:style-name="gr5" draw:text-style-name="P1" draw:layer="layout" svg:x1="1.4cm" svg:y1="6.192cm" svg:x2="7.9cm" svg:y2="6.192cm">
          <text:p/>
        </draw:line>
        <draw:line draw:style-name="gr5" draw:text-style-name="P1" draw:layer="layout" svg:x1="1.4cm" svg:y1="6.692cm" svg:x2="7.9cm" svg:y2="6.692cm">
          <text:p/>
        </draw:line>
        <draw:line draw:style-name="gr2" draw:text-style-name="P1" draw:layer="layout" svg:x1="1.4cm" svg:y1="7.192cm" svg:x2="7.9cm" svg:y2="7.192cm">
          <text:p/>
        </draw:line>
        <draw:line draw:style-name="gr2" draw:text-style-name="P1" draw:layer="layout" svg:x1="1.4cm" svg:y1="7.692cm" svg:x2="7.9cm" svg:y2="7.692cm">
          <text:p/>
        </draw:line>
        <draw:line draw:style-name="gr5" draw:text-style-name="P1" draw:layer="layout" svg:x1="1.4cm" svg:y1="8.192cm" svg:x2="7.9cm" svg:y2="8.192cm">
          <text:p/>
        </draw:line>
        <draw:line draw:style-name="gr5" draw:text-style-name="P1" draw:layer="layout" svg:x1="1.4cm" svg:y1="8.692cm" svg:x2="7.9cm" svg:y2="8.692cm">
          <text:p/>
        </draw:line>
        <draw:line draw:style-name="gr5" draw:text-style-name="P1" draw:layer="layout" svg:x1="1.4cm" svg:y1="9.192cm" svg:x2="7.9cm" svg:y2="9.192cm">
          <text:p/>
        </draw:line>
        <draw:line draw:style-name="gr5" draw:text-style-name="P1" draw:layer="layout" svg:x1="1.4cm" svg:y1="9.692cm" svg:x2="7.9cm" svg:y2="9.692cm">
          <text:p/>
        </draw:line>
        <draw:line draw:style-name="gr5" draw:text-style-name="P1" draw:layer="layout" svg:x1="1.4cm" svg:y1="10.192cm" svg:x2="7.9cm" svg:y2="10.192cm">
          <text:p/>
        </draw:line>
        <draw:line draw:style-name="gr2" draw:text-style-name="P1" draw:layer="layout" svg:x1="7.9cm" svg:y1="6.692cm" svg:x2="19.9cm" svg:y2="6.692cm">
          <text:p/>
        </draw:line>
        <draw:line draw:style-name="gr2" draw:text-style-name="P1" draw:layer="layout" svg:x1="7.9cm" svg:y1="9.192cm" svg:x2="19.9cm" svg:y2="9.192cm">
          <text:p/>
        </draw:line>
        <draw:line draw:style-name="gr2" draw:text-style-name="P1" draw:layer="layout" svg:x1="2.1cm" svg:y1="5.192cm" svg:x2="2.1cm" svg:y2="7.692cm">
          <text:p/>
        </draw:line>
        <draw:line draw:style-name="gr2" draw:text-style-name="P1" draw:layer="layout" svg:x1="3.1cm" svg:y1="5.192cm" svg:x2="3.1cm" svg:y2="10.692cm">
          <text:p/>
        </draw:line>
        <draw:line draw:style-name="gr2" draw:text-style-name="P1" draw:layer="layout" svg:x1="5.4cm" svg:y1="5.192cm" svg:x2="5.4cm" svg:y2="10.692cm">
          <text:p/>
        </draw:line>
        <draw:line draw:style-name="gr2" draw:text-style-name="P1" draw:layer="layout" svg:x1="6.9cm" svg:y1="5.192cm" svg:x2="6.9cm" svg:y2="10.692cm">
          <text:p/>
        </draw:line>
        <draw:line draw:style-name="gr2" draw:text-style-name="P1" draw:layer="layout" svg:x1="14.9cm" svg:y1="7.192cm" svg:x2="19.9cm" svg:y2="7.192cm">
          <text:p/>
        </draw:line>
        <draw:line draw:style-name="gr2" draw:text-style-name="P1" draw:layer="layout" svg:x1="14.9cm" svg:y1="8.692cm" svg:x2="19.9cm" svg:y2="8.692cm">
          <text:p/>
        </draw:line>
        <draw:line draw:style-name="gr2" draw:text-style-name="P1" draw:layer="layout" svg:x1="16.4cm" svg:y1="6.692cm" svg:x2="16.4cm" svg:y2="8.692cm">
          <text:p/>
        </draw:line>
        <draw:line draw:style-name="gr2" draw:text-style-name="P1" draw:layer="layout" svg:x1="18.1cm" svg:y1="6.692cm" svg:x2="18.1cm" svg:y2="8.692cm">
          <text:p/>
        </draw:line>
        <draw:line draw:style-name="gr2" draw:text-style-name="P1" draw:layer="layout" svg:x1="16.9cm" svg:y1="8.692cm" svg:x2="16.9cm" svg:y2="9.192cm">
          <text:p/>
        </draw:line>
        <draw:line draw:style-name="gr5" draw:text-style-name="P1" draw:layer="layout" svg:x1="15.4cm" svg:y1="7.192cm" svg:x2="15.4cm" svg:y2="8.692cm">
          <text:p/>
        </draw:line>
        <draw:line draw:style-name="gr5" draw:text-style-name="P1" draw:layer="layout" svg:x1="15.9cm" svg:y1="7.192cm" svg:x2="15.9cm" svg:y2="8.692cm">
          <text:p/>
        </draw:line>
        <draw:frame draw:style-name="gr6" draw:text-style-name="P1" draw:layer="layout" svg:width="0.7cm" svg:height="0.5cm" svg:x="1.45cm" svg:y="7.192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5cm" svg:y="7.192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5cm" svg:y="7.192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4cm" svg:y="7.192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9cm" svg:y="7.192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4cm" svg:y="7.692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4cm" svg:y="8.192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4cm" svg:y="8.692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4cm" svg:y="9.692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4cm" svg:y="10.142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74cm" svg:y="7.699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94cm" svg:y="8.202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04cm" svg:y="9.688cm">
          <draw:text-box>
            <text:p text:style-name="P5"><text:span text:style-name="T3">Самодумкин</text:span></text:p>
          </draw:text-box>
        </draw:frame>
        <draw:frame draw:style-name="gr12" draw:text-style-name="P7" draw:layer="layout" svg:width="7cm" svg:height="2.683cm" svg:x="7.9cm" svg:y="6.601cm">
          <draw:text-box>
            <text:p text:style-name="P2"><text:span text:style-name="T10">Система интеллектуального поиска текстов естественного языка</text:span></text:p>
            <text:p text:style-name="P2"><text:span text:style-name="T10">Диаграмма вариантов использования</text:span></text:p>
          </draw:text-box>
        </draw:frame>
        <draw:frame draw:style-name="gr6" draw:text-style-name="P1" draw:layer="layout" svg:width="1.5cm" svg:height="0.5cm" svg:x="14.9cm" svg:y="6.692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4cm" svg:y="6.692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5cm" svg:y="6.692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1cm" svg:y="8.692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9cm" svg:y="8.692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9cm" svg:y="9.192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9cm" svg:y1="10.692cm" svg:x2="1.4cm" svg:y2="10.692cm">
          <text:p/>
        </draw:line>
        <draw:line draw:style-name="gr2" draw:text-style-name="P1" draw:layer="layout" svg:x1="19.9cm" svg:y1="5.192cm" svg:x2="19.9cm" svg:y2="10.692cm">
          <text:p/>
        </draw:line>
        <draw:frame draw:style-name="gr9" draw:text-style-name="P1" draw:layer="layout" svg:width="10.28cm" svg:height="1.227cm" svg:x="9.02cm" svg:y="5.425cm">
          <draw:text-box>
            <text:p text:style-name="P2"><text:span text:style-name="T7">ГУИР.121703.001 ДВ</text:span></text:p>
          </draw:text-box>
        </draw:frame>
        <draw:frame draw:style-name="gr6" draw:text-style-name="P1" draw:layer="layout" svg:width="2.09cm" svg:height="0.5cm" svg:x="3.195cm" svg:y="8.724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46cm" svg:y="10.164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4cm" svg:y="9.212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4cm" svg:y="7.466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79cm" svg:y="13.109cm" svg:viewBox="0 0 18501 5501" draw:points="18501,0 0,0 0,5501">
          <text:p/>
        </draw:polyline>
        <draw:line draw:style-name="gr2" draw:text-style-name="P1" draw:layer="layout" svg:x1="14.879cm" svg:y1="14.609cm" svg:x2="14.879cm" svg:y2="18.609cm">
          <text:p/>
        </draw:line>
        <draw:g draw:style-name="gr3">
          <draw:line draw:style-name="gr2" draw:text-style-name="P1" draw:layer="layout" svg:x1="7.879cm" svg:y1="13.109cm" svg:x2="7.879cm" svg:y2="18.609cm">
            <text:p/>
          </draw:line>
          <draw:frame draw:style-name="gr4" draw:text-style-name="P1" draw:layer="layout" svg:width="5.5cm" svg:height="1.219cm" draw:transform="rotate (-1.5707963267949) translate (8.488cm 13.109cm)">
            <draw:text-box>
              <text:p/>
            </draw:text-box>
          </draw:frame>
        </draw:g>
        <draw:line draw:style-name="gr5" draw:text-style-name="P1" draw:layer="layout" svg:x1="1.379cm" svg:y1="13.609cm" svg:x2="7.887cm" svg:y2="13.609cm">
          <text:p/>
        </draw:line>
        <draw:line draw:style-name="gr5" draw:text-style-name="P1" draw:layer="layout" svg:x1="1.379cm" svg:y1="14.109cm" svg:x2="7.879cm" svg:y2="14.109cm">
          <text:p/>
        </draw:line>
        <draw:line draw:style-name="gr5" draw:text-style-name="P1" draw:layer="layout" svg:x1="1.379cm" svg:y1="14.609cm" svg:x2="7.879cm" svg:y2="14.609cm">
          <text:p/>
        </draw:line>
        <draw:line draw:style-name="gr2" draw:text-style-name="P1" draw:layer="layout" svg:x1="1.379cm" svg:y1="15.109cm" svg:x2="7.879cm" svg:y2="15.109cm">
          <text:p/>
        </draw:line>
        <draw:line draw:style-name="gr2" draw:text-style-name="P1" draw:layer="layout" svg:x1="1.379cm" svg:y1="15.609cm" svg:x2="7.879cm" svg:y2="15.609cm">
          <text:p/>
        </draw:line>
        <draw:line draw:style-name="gr5" draw:text-style-name="P1" draw:layer="layout" svg:x1="1.379cm" svg:y1="16.109cm" svg:x2="7.879cm" svg:y2="16.109cm">
          <text:p/>
        </draw:line>
        <draw:line draw:style-name="gr5" draw:text-style-name="P1" draw:layer="layout" svg:x1="1.379cm" svg:y1="16.609cm" svg:x2="7.879cm" svg:y2="16.609cm">
          <text:p/>
        </draw:line>
        <draw:line draw:style-name="gr5" draw:text-style-name="P1" draw:layer="layout" svg:x1="1.379cm" svg:y1="17.109cm" svg:x2="7.879cm" svg:y2="17.109cm">
          <text:p/>
        </draw:line>
        <draw:line draw:style-name="gr5" draw:text-style-name="P1" draw:layer="layout" svg:x1="1.379cm" svg:y1="17.609cm" svg:x2="7.879cm" svg:y2="17.609cm">
          <text:p/>
        </draw:line>
        <draw:line draw:style-name="gr5" draw:text-style-name="P1" draw:layer="layout" svg:x1="1.379cm" svg:y1="18.109cm" svg:x2="7.879cm" svg:y2="18.109cm">
          <text:p/>
        </draw:line>
        <draw:line draw:style-name="gr2" draw:text-style-name="P1" draw:layer="layout" svg:x1="7.879cm" svg:y1="14.609cm" svg:x2="19.879cm" svg:y2="14.609cm">
          <text:p/>
        </draw:line>
        <draw:line draw:style-name="gr2" draw:text-style-name="P1" draw:layer="layout" svg:x1="7.879cm" svg:y1="17.109cm" svg:x2="19.879cm" svg:y2="17.109cm">
          <text:p/>
        </draw:line>
        <draw:line draw:style-name="gr2" draw:text-style-name="P1" draw:layer="layout" svg:x1="2.079cm" svg:y1="13.109cm" svg:x2="2.079cm" svg:y2="15.609cm">
          <text:p/>
        </draw:line>
        <draw:line draw:style-name="gr2" draw:text-style-name="P1" draw:layer="layout" svg:x1="3.079cm" svg:y1="13.109cm" svg:x2="3.079cm" svg:y2="18.609cm">
          <text:p/>
        </draw:line>
        <draw:line draw:style-name="gr2" draw:text-style-name="P1" draw:layer="layout" svg:x1="5.379cm" svg:y1="13.109cm" svg:x2="5.379cm" svg:y2="18.609cm">
          <text:p/>
        </draw:line>
        <draw:line draw:style-name="gr2" draw:text-style-name="P1" draw:layer="layout" svg:x1="6.879cm" svg:y1="13.109cm" svg:x2="6.879cm" svg:y2="18.609cm">
          <text:p/>
        </draw:line>
        <draw:line draw:style-name="gr2" draw:text-style-name="P1" draw:layer="layout" svg:x1="14.879cm" svg:y1="15.109cm" svg:x2="19.879cm" svg:y2="15.109cm">
          <text:p/>
        </draw:line>
        <draw:line draw:style-name="gr2" draw:text-style-name="P1" draw:layer="layout" svg:x1="14.879cm" svg:y1="16.609cm" svg:x2="19.879cm" svg:y2="16.609cm">
          <text:p/>
        </draw:line>
        <draw:line draw:style-name="gr2" draw:text-style-name="P1" draw:layer="layout" svg:x1="16.379cm" svg:y1="14.609cm" svg:x2="16.379cm" svg:y2="16.609cm">
          <text:p/>
        </draw:line>
        <draw:line draw:style-name="gr2" draw:text-style-name="P1" draw:layer="layout" svg:x1="18.079cm" svg:y1="14.609cm" svg:x2="18.079cm" svg:y2="16.609cm">
          <text:p/>
        </draw:line>
        <draw:line draw:style-name="gr2" draw:text-style-name="P1" draw:layer="layout" svg:x1="16.879cm" svg:y1="16.609cm" svg:x2="16.879cm" svg:y2="17.109cm">
          <text:p/>
        </draw:line>
        <draw:line draw:style-name="gr5" draw:text-style-name="P1" draw:layer="layout" svg:x1="15.379cm" svg:y1="15.109cm" svg:x2="15.379cm" svg:y2="16.609cm">
          <text:p/>
        </draw:line>
        <draw:line draw:style-name="gr5" draw:text-style-name="P1" draw:layer="layout" svg:x1="15.879cm" svg:y1="15.109cm" svg:x2="15.879cm" svg:y2="16.609cm">
          <text:p/>
        </draw:line>
        <draw:frame draw:style-name="gr6" draw:text-style-name="P1" draw:layer="layout" svg:width="0.7cm" svg:height="0.5cm" svg:x="1.429cm" svg:y="15.109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29cm" svg:y="15.109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29cm" svg:y="15.109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79cm" svg:y="15.109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79cm" svg:y="15.109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79cm" svg:y="15.609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79cm" svg:y="16.109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79cm" svg:y="16.609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79cm" svg:y="17.609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79cm" svg:y="18.059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53cm" svg:y="15.616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73cm" svg:y="16.119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183cm" svg:y="17.605cm">
          <draw:text-box>
            <text:p text:style-name="P5"><text:span text:style-name="T3">Самодумкин</text:span></text:p>
          </draw:text-box>
        </draw:frame>
        <draw:frame draw:style-name="gr13" draw:text-style-name="P9" draw:layer="layout" svg:width="7cm" svg:height="2.579cm" svg:x="7.879cm" svg:y="14.571cm">
          <draw:text-box>
            <text:p text:style-name="P2"><text:span text:style-name="T11">Система интеллектуального поиска текстов естественного языка</text:span></text:p>
            <text:p text:style-name="P2"><text:span text:style-name="T11">Модель системы интеллектуального поиска текстов естественного языка</text:span></text:p>
          </draw:text-box>
        </draw:frame>
        <draw:frame draw:style-name="gr6" draw:text-style-name="P1" draw:layer="layout" svg:width="1.5cm" svg:height="0.5cm" svg:x="14.879cm" svg:y="14.609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79cm" svg:y="14.609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29cm" svg:y="14.609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79cm" svg:y="16.609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79cm" svg:y="16.609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79cm" svg:y="17.109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79cm" svg:y1="18.609cm" svg:x2="1.379cm" svg:y2="18.609cm">
          <text:p/>
        </draw:line>
        <draw:line draw:style-name="gr2" draw:text-style-name="P1" draw:layer="layout" svg:x1="19.879cm" svg:y1="13.109cm" svg:x2="19.879cm" svg:y2="18.609cm">
          <text:p/>
        </draw:line>
        <draw:frame draw:style-name="gr9" draw:text-style-name="P1" draw:layer="layout" svg:width="10.28cm" svg:height="1.227cm" svg:x="8.999cm" svg:y="13.342cm">
          <draw:text-box>
            <text:p text:style-name="P2"><text:span text:style-name="T7">ГУИР.121703.002 CC</text:span></text:p>
          </draw:text-box>
        </draw:frame>
        <draw:frame draw:style-name="gr6" draw:text-style-name="P1" draw:layer="layout" svg:width="2.09cm" svg:height="0.5cm" svg:x="3.174cm" svg:y="16.641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25cm" svg:y="18.081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79cm" svg:y="17.129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79cm" svg:y="15.383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59cm" svg:y="19.785cm" svg:viewBox="0 0 18501 5501" draw:points="18501,0 0,0 0,5501">
          <text:p/>
        </draw:polyline>
        <draw:line draw:style-name="gr2" draw:text-style-name="P1" draw:layer="layout" svg:x1="14.859cm" svg:y1="21.285cm" svg:x2="14.859cm" svg:y2="25.285cm">
          <text:p/>
        </draw:line>
        <draw:g draw:style-name="gr3">
          <draw:line draw:style-name="gr2" draw:text-style-name="P1" draw:layer="layout" svg:x1="7.859cm" svg:y1="19.785cm" svg:x2="7.859cm" svg:y2="25.285cm">
            <text:p/>
          </draw:line>
          <draw:frame draw:style-name="gr4" draw:text-style-name="P1" draw:layer="layout" svg:width="5.5cm" svg:height="1.219cm" draw:transform="rotate (-1.5707963267949) translate (8.468cm 19.785cm)">
            <draw:text-box>
              <text:p/>
            </draw:text-box>
          </draw:frame>
        </draw:g>
        <draw:line draw:style-name="gr5" draw:text-style-name="P1" draw:layer="layout" svg:x1="1.359cm" svg:y1="20.285cm" svg:x2="7.867cm" svg:y2="20.285cm">
          <text:p/>
        </draw:line>
        <draw:line draw:style-name="gr5" draw:text-style-name="P1" draw:layer="layout" svg:x1="1.359cm" svg:y1="20.785cm" svg:x2="7.859cm" svg:y2="20.785cm">
          <text:p/>
        </draw:line>
        <draw:line draw:style-name="gr5" draw:text-style-name="P1" draw:layer="layout" svg:x1="1.359cm" svg:y1="21.285cm" svg:x2="7.859cm" svg:y2="21.285cm">
          <text:p/>
        </draw:line>
        <draw:line draw:style-name="gr2" draw:text-style-name="P1" draw:layer="layout" svg:x1="1.359cm" svg:y1="21.785cm" svg:x2="7.859cm" svg:y2="21.785cm">
          <text:p/>
        </draw:line>
        <draw:line draw:style-name="gr2" draw:text-style-name="P1" draw:layer="layout" svg:x1="1.359cm" svg:y1="22.285cm" svg:x2="7.859cm" svg:y2="22.285cm">
          <text:p/>
        </draw:line>
        <draw:line draw:style-name="gr5" draw:text-style-name="P1" draw:layer="layout" svg:x1="1.359cm" svg:y1="22.785cm" svg:x2="7.859cm" svg:y2="22.785cm">
          <text:p/>
        </draw:line>
        <draw:line draw:style-name="gr5" draw:text-style-name="P1" draw:layer="layout" svg:x1="1.359cm" svg:y1="23.285cm" svg:x2="7.859cm" svg:y2="23.285cm">
          <text:p/>
        </draw:line>
        <draw:line draw:style-name="gr5" draw:text-style-name="P1" draw:layer="layout" svg:x1="1.359cm" svg:y1="23.785cm" svg:x2="7.859cm" svg:y2="23.785cm">
          <text:p/>
        </draw:line>
        <draw:line draw:style-name="gr5" draw:text-style-name="P1" draw:layer="layout" svg:x1="1.359cm" svg:y1="24.285cm" svg:x2="7.859cm" svg:y2="24.285cm">
          <text:p/>
        </draw:line>
        <draw:line draw:style-name="gr5" draw:text-style-name="P1" draw:layer="layout" svg:x1="1.359cm" svg:y1="24.785cm" svg:x2="7.859cm" svg:y2="24.785cm">
          <text:p/>
        </draw:line>
        <draw:line draw:style-name="gr2" draw:text-style-name="P1" draw:layer="layout" svg:x1="7.859cm" svg:y1="21.285cm" svg:x2="19.859cm" svg:y2="21.285cm">
          <text:p/>
        </draw:line>
        <draw:line draw:style-name="gr2" draw:text-style-name="P1" draw:layer="layout" svg:x1="7.859cm" svg:y1="23.785cm" svg:x2="19.859cm" svg:y2="23.785cm">
          <text:p/>
        </draw:line>
        <draw:line draw:style-name="gr2" draw:text-style-name="P1" draw:layer="layout" svg:x1="2.059cm" svg:y1="19.785cm" svg:x2="2.059cm" svg:y2="22.285cm">
          <text:p/>
        </draw:line>
        <draw:line draw:style-name="gr2" draw:text-style-name="P1" draw:layer="layout" svg:x1="3.059cm" svg:y1="19.785cm" svg:x2="3.059cm" svg:y2="25.285cm">
          <text:p/>
        </draw:line>
        <draw:line draw:style-name="gr2" draw:text-style-name="P1" draw:layer="layout" svg:x1="5.359cm" svg:y1="19.785cm" svg:x2="5.359cm" svg:y2="25.285cm">
          <text:p/>
        </draw:line>
        <draw:line draw:style-name="gr2" draw:text-style-name="P1" draw:layer="layout" svg:x1="6.859cm" svg:y1="19.785cm" svg:x2="6.859cm" svg:y2="25.285cm">
          <text:p/>
        </draw:line>
        <draw:line draw:style-name="gr2" draw:text-style-name="P1" draw:layer="layout" svg:x1="14.859cm" svg:y1="21.785cm" svg:x2="19.859cm" svg:y2="21.785cm">
          <text:p/>
        </draw:line>
        <draw:line draw:style-name="gr2" draw:text-style-name="P1" draw:layer="layout" svg:x1="14.859cm" svg:y1="23.285cm" svg:x2="19.859cm" svg:y2="23.285cm">
          <text:p/>
        </draw:line>
        <draw:line draw:style-name="gr2" draw:text-style-name="P1" draw:layer="layout" svg:x1="16.359cm" svg:y1="21.285cm" svg:x2="16.359cm" svg:y2="23.285cm">
          <text:p/>
        </draw:line>
        <draw:line draw:style-name="gr2" draw:text-style-name="P1" draw:layer="layout" svg:x1="18.059cm" svg:y1="21.285cm" svg:x2="18.059cm" svg:y2="23.285cm">
          <text:p/>
        </draw:line>
        <draw:line draw:style-name="gr2" draw:text-style-name="P1" draw:layer="layout" svg:x1="16.859cm" svg:y1="23.285cm" svg:x2="16.859cm" svg:y2="23.785cm">
          <text:p/>
        </draw:line>
        <draw:line draw:style-name="gr5" draw:text-style-name="P1" draw:layer="layout" svg:x1="15.359cm" svg:y1="21.785cm" svg:x2="15.359cm" svg:y2="23.285cm">
          <text:p/>
        </draw:line>
        <draw:line draw:style-name="gr5" draw:text-style-name="P1" draw:layer="layout" svg:x1="15.859cm" svg:y1="21.785cm" svg:x2="15.859cm" svg:y2="23.285cm">
          <text:p/>
        </draw:line>
        <draw:frame draw:style-name="gr6" draw:text-style-name="P1" draw:layer="layout" svg:width="0.7cm" svg:height="0.5cm" svg:x="1.409cm" svg:y="21.785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09cm" svg:y="21.785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09cm" svg:y="21.785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59cm" svg:y="21.785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59cm" svg:y="21.785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59cm" svg:y="22.285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59cm" svg:y="22.785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59cm" svg:y="23.285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59cm" svg:y="24.285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59cm" svg:y="24.735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33cm" svg:y="22.292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53cm" svg:y="22.795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163cm" svg:y="24.281cm">
          <draw:text-box>
            <text:p text:style-name="P5"><text:span text:style-name="T3">Самодумкин</text:span></text:p>
          </draw:text-box>
        </draw:frame>
        <draw:frame draw:style-name="gr11" draw:text-style-name="P7" draw:layer="layout" svg:width="7cm" svg:height="2.5cm" svg:x="7.859cm" svg:y="21.286cm">
          <draw:text-box>
            <text:p text:style-name="P2"><text:span text:style-name="T10">Система интеллектуального поиска текстов естественного языка</text:span></text:p>
            <text:p text:style-name="P2"><text:span text:style-name="T10">Архитектура Transformer</text:span></text:p>
          </draw:text-box>
        </draw:frame>
        <draw:frame draw:style-name="gr6" draw:text-style-name="P1" draw:layer="layout" svg:width="1.5cm" svg:height="0.5cm" svg:x="14.859cm" svg:y="21.285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59cm" svg:y="21.285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09cm" svg:y="21.285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59cm" svg:y="23.285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59cm" svg:y="23.285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59cm" svg:y="23.785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59cm" svg:y1="25.285cm" svg:x2="1.359cm" svg:y2="25.285cm">
          <text:p/>
        </draw:line>
        <draw:line draw:style-name="gr2" draw:text-style-name="P1" draw:layer="layout" svg:x1="19.859cm" svg:y1="19.785cm" svg:x2="19.859cm" svg:y2="25.285cm">
          <text:p/>
        </draw:line>
        <draw:frame draw:style-name="gr9" draw:text-style-name="P1" draw:layer="layout" svg:width="10.28cm" svg:height="1.227cm" svg:x="8.979cm" svg:y="20.018cm">
          <draw:text-box>
            <text:p text:style-name="P2"><text:span text:style-name="T7">ГУИР.121703.007 ПЛ</text:span></text:p>
          </draw:text-box>
        </draw:frame>
        <draw:frame draw:style-name="gr6" draw:text-style-name="P1" draw:layer="layout" svg:width="2.09cm" svg:height="0.5cm" svg:x="3.154cm" svg:y="23.317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05cm" svg:y="24.757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59cm" svg:y="23.805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59cm" svg:y="22.059cm">
          <draw:text-box>
            <text:p text:style-name="P2"><text:span text:style-name="T9">Т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3T19:38:58.577592634</dc:date>
    <meta:creation-date>2021-12-13T20:24:58Z</meta:creation-date>
    <meta:generator>LibreOffice/24.2.7.2$Linux_X86_64 LibreOffice_project/420$Build-2</meta:generator>
    <meta:print-date>2025-05-21T23:38:26.714043446</meta:print-date>
    <meta:editing-duration>PT21M26S</meta:editing-duration>
    <meta:editing-cycles>3</meta:editing-cycles>
    <meta:document-statistic meta:object-count="385"/>
  </office:meta>
</office:document-meta>
</file>